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RenderingBuilderTests.model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RenderingBuilderTests.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RenderingBuilderTests.defaultValuesForRedir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RenderingBuilderTests.redirectWithAbsolute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RenderingBuilderTests.defaul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RenderingBuilderTests.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RenderingBuilderTests.redirectWithPropagateQue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RenderingBuilderTests.view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RenderingBuilderTests.model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RenderingBuilderTests.http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